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DejaVu Sans"/>
    </style:style>
    <style:style style:name="P3" style:family="paragraph" style:parent-style-name="Text_20_body">
      <style:paragraph-properties fo:text-align="start" style:justify-single-word="false"/>
      <style:text-properties style:font-name="DejaVu Sans" officeooo:paragraph-rsid="001a57ee"/>
    </style:style>
    <style:style style:name="P4" style:family="paragraph" style:parent-style-name="Text_20_body">
      <style:paragraph-properties fo:text-align="start" style:justify-single-word="false"/>
      <style:text-properties officeooo:rsid="001f2354" officeooo:paragraph-rsid="001f2354"/>
    </style:style>
    <style:style style:name="P5" style:family="paragraph" style:parent-style-name="Heading_20_4">
      <style:paragraph-properties fo:text-align="start" style:justify-single-word="false"/>
      <style:text-properties style:font-name="DejaVu Sans"/>
    </style:style>
    <style:style style:name="P6" style:family="paragraph" style:parent-style-name="Heading_20_4">
      <style:paragraph-properties fo:text-align="start" style:justify-single-word="false"/>
    </style:style>
    <style:style style:name="P7" style:family="paragraph" style:parent-style-name="Heading_20_1">
      <style:paragraph-properties fo:text-align="start" style:justify-single-word="false"/>
      <style:text-properties style:font-name="DejaVu Sans" fo:font-size="22pt" style:font-size-asian="22pt" style:font-size-complex="22pt"/>
    </style:style>
    <style:style style:name="P8" style:family="paragraph" style:parent-style-name="Heading_20_5" style:list-style-name="L1">
      <style:paragraph-properties fo:text-align="start" style:justify-single-word="false"/>
      <style:text-properties style:font-name="DejaVu Sans"/>
    </style:style>
    <style:style style:name="P9" style:family="paragraph" style:parent-style-name="Heading_20_5" style:list-style-name="L2">
      <style:paragraph-properties fo:text-align="start" style:justify-single-word="false"/>
      <style:text-properties style:font-name="DejaVu Sans"/>
    </style:style>
    <style:style style:name="P10" style:family="paragraph" style:parent-style-name="Heading_20_5" style:list-style-name="L3">
      <style:paragraph-properties fo:text-align="start" style:justify-single-word="false"/>
      <style:text-properties style:font-name="DejaVu Sans"/>
    </style:style>
    <style:style style:name="P11" style:family="paragraph" style:parent-style-name="Heading_20_5" style:list-style-name="L4">
      <style:paragraph-properties fo:text-align="start" style:justify-single-word="false"/>
      <style:text-properties style:font-name="DejaVu Sans"/>
    </style:style>
    <style:style style:name="P12" style:family="paragraph" style:parent-style-name="Heading_20_5" style:list-style-name="L5">
      <style:paragraph-properties fo:text-align="start" style:justify-single-word="false"/>
      <style:text-properties style:font-name="DejaVu Sans" officeooo:paragraph-rsid="001a57ee"/>
    </style:style>
    <style:style style:name="T1" style:family="text">
      <style:text-properties officeooo:rsid="001a57ee"/>
    </style:style>
    <style:style style:name="T2" style:family="text">
      <style:text-properties style:font-name="DejaVu Sans"/>
    </style:style>
    <style:style style:name="T3" style:family="text">
      <style:text-properties officeooo:rsid="001ac236"/>
    </style:style>
    <style:style style:name="T4" style:family="text">
      <style:text-properties officeooo:rsid="001b362f"/>
    </style:style>
    <style:style style:name="T5" style:family="text">
      <style:text-properties officeooo:rsid="001c5e82"/>
    </style:style>
    <style:style style:name="T6" style:family="text">
      <style:text-properties officeooo:rsid="00204a43"/>
    </style:style>
    <style:style style:name="T7" style:family="text">
      <style:text-properties officeooo:rsid="00218f5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u<text:span text:style-name="T1">r</text:span>rículo profissional</text:h>
      <text:p text:style-name="P2">CARLOS EDUARDO AFFONSO HENRIQUES</text:p>
      <text:p text:style-name="P2">Brasileiro, casado, 1 filha</text:p>
      <text:p text:style-name="P2">Rio de Janeiro, RJ - CEP 22221-140</text:p>
      <text:h text:style-name="P6" text:outline-level="4"><text:bookmark text:name="user-content-e-mail-carloseahenriquesgmailcom"/><text:span text:style-name="T2">E-mail: </text:span><text:a xlink:type="simple" xlink:href="mailto:carlos.e.a.henriques@gmail.com" text:style-name="Internet_20_link" text:visited-style-name="Visited_20_Internet_20_Link"><text:span text:style-name="T2">carlos.e.a.henriques@gmail.com</text:span></text:a></text:h>
      <text:p text:style-name="P4"><text:span text:style-name="T2">Linkedin: </text:span><text:a xlink:type="simple" xlink:href="https://www.linkedin.com/in/carlos-henriques-6a658657/" text:style-name="Internet_20_link" text:visited-style-name="Visited_20_Internet_20_Link"><text:span text:style-name="T2">https://www.linkedin.com/in/carlos-henriques-6a658657/</text:span></text:a></text:p>
      <text:h text:style-name="P5" text:outline-level="4"><text:bookmark text:name="user-content-tel-21-98863-4226-claro"/>Tel.: (21) 98863-4226</text:h>
      <text:h text:style-name="P5" text:outline-level="4"><text:bookmark text:name="user-content-___________________________________________"/>___________________________________________</text:h>
      <text:h text:style-name="P5" text:outline-level="4"><text:bookmark text:name="user-content-objetivos"/>OBJETIVOS:</text:h>
      <text:p text:style-name="P2">Administração de sistemas e desenvolvimento <text:span text:style-name="T4">(hardware esoftware) </text:span>de sistemas de automação industrial, comercial, predial e tráfego, DevOps.</text:p>
      <text:h text:style-name="P5" text:outline-level="4"><text:bookmark text:name="user-content-resumo-profissional"/>RESUMO PROFISSIONAL:</text:h>
      <text:p text:style-name="P2">Vasta experiência em suporte a hardware (baixa plataforma) e software, e eletrônica perfazendo mais de 30 anos. Conhecimento pleno de sistemas operacionais: Linux (ênfase em Red Hat, Debian, <text:span text:style-name="T5">Ubuntu, </text:span>Slackware e Gentoo), e plataformas Microsoft, hardware, sistemas de automação de vias rodoviárias, virtualização (KVM), Docker, Samba, Apache, e migrações P2V/V2P. Vivência em mercado de capitais, como operador de pregão (bolsa de valores).</text:p>
      <text:h text:style-name="P5" text:outline-level="4"><text:bookmark text:name="user-content-graduação"/>GRADUAÇÃO:</text:h>
      <text:p text:style-name="P2">Engenharia Elétrica, Nuno Lisboa</text:p>
      <text:h text:style-name="P5" text:outline-level="4"><text:bookmark text:name="user-content-cursos-complementares"/>CURSOS COMPLEMENTARES:</text:h>
      <text:p text:style-name="P2">Cisco CCNA, Fundação Bradesco</text:p>
      <text:p text:style-name="P2">Microsoft 2618A (MCP Windows XP), TJ-RJ</text:p>
      <text:p text:style-name="P2">Análise de Investimentos, BVRJ</text:p>
      <text:p text:style-name="P2">Matemática Financeira Aplicada ao Mercado, BVRJ</text:p>
      <text:p text:style-name="P2">Formação Técnica em Mercado de Capitais, BVRJ</text:p>
      <text:p text:style-name="P2">Propaganda, Promoção e Merchandising, Fundação Getúlio Vargas</text:p>
      <text:h text:style-name="P5" text:outline-level="4"/>
      <text:p text:style-name="P2"/>
      <text:h text:style-name="P5" text:outline-level="4"><text:bookmark text:name="user-content-idiomas"/><text:soft-page-break/>IDIOMAS:</text:h>
      <text:p text:style-name="P3">Leitura - Francês e Inglês</text:p>
      <text:p text:style-name="P3">Escrita – Inglês</text:p>
      <text:h text:style-name="P5" text:outline-level="4"><text:bookmark text:name="user-content-informações-complementares"/>INFORMAÇÕES COMPLEMENTARES:</text:h>
      <text:p text:style-name="P2">Contribuições para a comunidade opensource, vide:</text:p>
      <text:p text:style-name="P1"><text:a xlink:type="simple" xlink:href="http://www.vivaolinux.com.br/~capitainkurn" text:style-name="Internet_20_link" text:visited-style-name="Visited_20_Internet_20_Link"><text:span text:style-name="T2">http://www.vivaolinux.com.br/~capitainkurn</text:span></text:a></text:p>
      <text:p text:style-name="P1"><text:a xlink:type="simple" xlink:href="https://www.embarcados.com.br/estendendo-a-vida-util-do-sd-card/" text:style-name="Internet_20_link" text:visited-style-name="Visited_20_Internet_20_Link"><text:span text:style-name="T2">https://www.embarcados.com.br/estendendo-a-vida-util-do-sd-card/</text:span></text:a></text:p>
      <text:p text:style-name="P1"><text:a xlink:type="simple" xlink:href="https://www.linkedin.com/today/author/carlos-henriques-6a658657" text:style-name="Internet_20_link" text:visited-style-name="Visited_20_Internet_20_Link"><text:span text:style-name="T2">https://www.linkedin.com/today/author/carlos-henriques-6a658657</text:span></text:a></text:p>
      <text:h text:style-name="P5" text:outline-level="4"><text:bookmark text:name="user-content-tecnologias-e-ferramentas"/>TECNOLOGIAS e FERRAMENTAS</text:h>
      <text:list xml:id="list36767027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5">SISTEMAS OPERACIONAI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Linux, Debian, Ubuntu, RHEL/CentOS, Slackware, Gentoo, Alpine, Kali Linux, Mint, Archlinux, Astralinux, LEDE, OpenWRT, Mikrotik, Busybox, Free RTOS, DOS e Windows</text:p>
      <text:list xml:id="list287984786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9" text:outline-level="5">LINGUAGEN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Shell, Shellscript, Bash, Sed, AWK, C, Python e Go Lang</text:p>
      <text:list xml:id="list345805482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0" text:outline-level="5">FERRAMENTAS de CONECTIVIDADE e ADMINISTRAÇÃO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Apache, Nginx, OpenSSH, SSH, Netcat, sockets, TOR, Onion router, OpenVPN, WireGuard, FTP, Bind, Mosh, Orbot, Telegram, Squid, ISC dhcp, Bind, GNU, iproute2, tcpdum<text:span text:style-name="T3">p</text:span>, Nagios, WireShark, Airtools, xxd, bbe, iptables/netfilter, Git, GitHub, GitLab, Drone CI, rsync, Samba, API, REST, Modbus, 802.11, 802.15.4 (Zigbee), DALI (luminotécnica), NTCIP (Tráfego), DICOM (Com destaque para anonimização), Filesystems, LVM, RAID, Mdadm, Pv, RBD, DRBD e tmpfs.</text:p>
      <text:list xml:id="list353796949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1" text:outline-level="5">FERRAMENTAS de CLOUD e DevOp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Docker, Swarm, Kubernetes, CRI-O, Podman, Containerd, AWS, RDS, EC2, VPC, S3, API Gateway, GCP, Azure, KVM, Libvirt, Virtmanager, Virtviewer, Hashicorp, Vagrant, Vault, <text:span text:style-name="T3">GitHub Actions, Mosquitto, RabittMQ, Kafka</text:span></text:p>
      <text:list xml:id="list40226362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2" text:outline-level="5">HARDWARE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Máquinas físicas HP Proliant, Dell PowerEdge, Supermicro e Gigabyte em ambientes On Premise, Raspberry Pi, MT7688, ESP8266, ESP32, PICs, Apliances Flir (Traficon), Sensores atmosféricos Sick, Dispositivos de imagem Flir.</text:p>
      <text:h text:style-name="P5" text:outline-level="4"><text:soft-page-break/></text:h>
      <text:h text:style-name="P5" text:outline-level="4"><text:bookmark text:name="user-content-histórico-profissional"/>HISTÓRICO PROFISSIONAL:</text:h>
      <text:p text:style-name="P2">Becape Automação Industrial Janeiro/202<text:span text:style-name="T6">0</text:span> a Abril/202<text:span text:style-name="T6">0</text:span> e serviços eventuais. Desenvolvimento de sistemas embarcados voltados para a indústria e energia, (eficiência energética e óleo e gás), Reparos em dispositivos eletrônicos diversos voltados para a indústria, <text:span text:style-name="T3">(VFDs, CLPs )</text:span> readaptação de sistemas legados, infra cloud AWS, DevOps.</text:p>
      <text:p text:style-name="P2">Decision 6 Equipamentos S.A. Desenvolvedor Sênior Outubro/2017 a novembro/2018 Desenvolvimento de sistemas embarcados em hardware e software opensource, baseados em Raspberry PI, ESP8266, ESP32 e MT7688, para controle e contagem de indivíduos, com foco no mercado varejista.</text:p>
      <text:p text:style-name="P2">York Engenharia (grupo) Técnico em Eletrônica, Administrador de sistemas, coordenador de projetos. Maio/20<text:span text:style-name="T7">01</text:span> a fevereiro/2017 Manutenção, suporte e projetos de sistemas elétricos e eletrônicos na automação do túnel Vice-Presidente José Alencar (túnel da Grota Funda). Automação e monitoramento de subestações de energia, e sistemas de suporte periféricos (UPS e grupos geradores), sinalização semafórica, ventilação, monitoramento de qualidade do ar e controle de ventilação forçada, detecção automática de incidentes, prevenção e combate a incêndios, sistema supervisório SCADA. Projeto e implementação de solução SCADA para redundância do sistema SCADA Telvent Oasys, com emprego de hardware e software opensource ( Raspberry PI, Slackware, CentOS, modpol, etc.). Familiarizado com sistemas IDS Traficon/Flir Tms-flux, WEG SSW0x, CLPs Rockwell, PMVs Aesys, sensores de gases e turbidez SICK, <text:span text:style-name="T3">Reparos eletrônicos</text:span>, <text:span text:style-name="T3">projeto do </text:span>sistema de controle do gerador de ondas em piscinas e diversos sistemas eletrohidráulicos (Rio Water Planet).</text:p>
      <text:p text:style-name="P2">Exata S.A. CTVM Operador em Mercado de Opções Dezembro/1993 a Agosto/1994 Inicialmente cliente desta sociedade corretora, como pretendia operar por conta no pregão da Bolsa de Valores do Rio de Janeiro, tornou-se necessária a minha vinculação à corretora. A princípio estagiário na mesa de operações, fui posteriormente registrado como operador na BVRJ.</text:p>
      <text:p text:style-name="P2">Novos Hotéis da Guanabara S.A. (Caesar Park Hotel) Técnico em Eletrônica Março/1989 a Novembro/1990 Manutenção e reparos em equipamentos de áudio, vídeo, telefonia e eletrônica industrial. Desenvolvimento de projetos eletrônicos diversos, voltados para a atividade hoteleira <text:span text:style-name="T3">(sistemas de combate e prevenção à incêndios, controle e automação de caldeiras, Ar-condicionado, câmaras frias e abastecimento de água)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827in" style:type="center"/>
          <style:tab-stop style:position="7.56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209in" fo:margin-right="0.4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4:22:27.362244056</meta:creation-date>
    <dc:date>2021-03-31T11:11:55.460722582</dc:date>
    <meta:editing-duration>PT33M38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3" meta:paragraph-count="46" meta:word-count="668" meta:character-count="5168" meta:non-whitespace-character-count="4550"/>
  </office:meta>
</office:document-meta>
</file>